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73">T</text:span><text:span text:style-name="_33_93">h</text:span><text:span text:style-name="_38_57">e</text:span><text:span text:style-name="_31_"> </text:span><text:span text:style-name="_35_33">D</text:span><text:span text:style-name="_37_17">e</text:span><text:span text:style-name="_31_17">c</text:span><text:span text:style-name="_35_37">l</text:span><text:span text:style-name="_37_77">a</text:span><text:span text:style-name="_31_53">r</text:span><text:span text:style-name="_34_37">a</text:span><text:span text:style-name="_36_81">t</text:span><text:span text:style-name="_31_37">i</text:span><text:span text:style-name="_34_77">o</text:span><text:span text:style-name="_38_85">n</text:span><text:span text:style-name="_31_"> </text:span><text:span text:style-name="_34_97">o</text:span><text:span text:style-name="_38_69">f</text:span><text:span text:style-name="_31_"> </text:span><text:span text:style-name="_34_61">I</text:span><text:span text:style-name="_37_13">n</text:span><text:span text:style-name="_31_49">d</text:span><text:span text:style-name="_35_73">e</text:span><text:span text:style-name="_38_25">p</text:span><text:span text:style-name="_31_41">e</text:span><text:span text:style-name="_35_61">n</text:span><text:span text:style-name="_37_13">d</text:span><text:span text:style-name="_31_61">e</text:span><text:span text:style-name="_34_13">n</text:span><text:span text:style-name="_37_65">c</text:span><text:span text:style-name="_32_73">e</text:span></text:p>
      <text:p text:style-name="P1"><text:span text:style-name="_39_3">I</text:span><text:span text:style-name="_34_77">N</text:span><text:span text:style-name="_36_01"> </text:span><text:span text:style-name="_31_61">C</text:span><text:span text:style-name="_35_21">O</text:span><text:span text:style-name="_37_97">N</text:span><text:span text:style-name="_32_97">G</text:span><text:span text:style-name="_34_17">R</text:span><text:span text:style-name="_37_49">E</text:span><text:span text:style-name="_32_01">S</text:span><text:span text:style-name="_34_61">S</text:span><text:span text:style-name="_38_97">,</text:span><text:span text:style-name="_31_"> </text:span><text:span text:style-name="_35_57">J</text:span><text:span text:style-name="_36_81">u</text:span><text:span text:style-name="_32_73">l</text:span><text:span text:style-name="_35_25">y</text:span><text:span text:style-name="_36_01"> </text:span><text:span text:style-name="_32_93">4</text:span><text:span text:style-name="_34_53">,</text:span><text:span text:style-name="_36_01"> </text:span><text:span text:style-name="_32_57">1</text:span><text:span text:style-name="_33_93">7</text:span><text:span text:style-name="_37_49">7</text:span><text:span text:style-name="_32_13">6</text:span><text:span text:style-name="_34_17">.</text:span></text:p>
      <text:p text:style-name="P1"><text:span text:style-name="_32_61">T</text:span><text:span text:style-name="_35_37">h</text:span><text:span text:style-name="_37_05">e</text:span><text:span text:style-name="_31_"> </text:span><text:span text:style-name="_35_01">u</text:span><text:span text:style-name="_38_37">n</text:span><text:span text:style-name="_32_73">a</text:span><text:span text:style-name="_34_05">n</text:span><text:span text:style-name="_38_33">i</text:span><text:span text:style-name="_38_1">m</text:span><text:span text:style-name="_34_61">o</text:span><text:span text:style-name="_37_73">u</text:span><text:span text:style-name="_31_05">s</text:span><text:span text:style-name="_33_01"> </text:span><text:span text:style-name="_37_61">D</text:span><text:span text:style-name="_32_85">e</text:span><text:span text:style-name="_35_13">c</text:span><text:span text:style-name="_37_37">l</text:span><text:span text:style-name="_31_05">a</text:span><text:span text:style-name="_35_13">r</text:span><text:span text:style-name="_38_37">a</text:span><text:span text:style-name="_32_13">t</text:span><text:span text:style-name="_35_25">i</text:span><text:span text:style-name="_37_97">o</text:span><text:span text:style-name="_32_25">n</text:span><text:span text:style-name="_33_01"> </text:span><text:span text:style-name="_37_77">o</text:span><text:span text:style-name="_31_97">f</text:span><text:span text:style-name="_33_01"> </text:span><text:span text:style-name="_37_05">t</text:span><text:span text:style-name="_31_73">h</text:span><text:span text:style-name="_35_25">e</text:span><text:span text:style-name="_36_01"> </text:span><text:span text:style-name="_31_73">t</text:span><text:span text:style-name="_34_01">h</text:span><text:span text:style-name="_37_77">i</text:span><text:span text:style-name="_32_21">r</text:span><text:span text:style-name="_34_65">t</text:span><text:span text:style-name="_38_09">e</text:span><text:span text:style-name="_31_17">e</text:span><text:span text:style-name="_34_53">n</text:span><text:span text:style-name="_36_01"> </text:span><text:span text:style-name="_32_81">u</text:span><text:span text:style-name="_34_01">n</text:span><text:span text:style-name="_37_41">i</text:span><text:span text:style-name="_32_25">t</text:span><text:span text:style-name="_34_61">e</text:span><text:span text:style-name="_37_17">d</text:span><text:span text:style-name="_31_"> </text:span><text:span text:style-name="_33_93">S</text:span><text:span text:style-name="_38_85">t</text:span><text:span text:style-name="_32_61">a</text:span><text:span text:style-name="_33_93">t</text:span><text:span text:style-name="_38_81">e</text:span><text:span text:style-name="_32_57">s</text:span><text:span text:style-name="_33_01"> </text:span><text:span text:style-name="_38_85">o</text:span><text:span text:style-name="_31_53">f</text:span><text:span text:style-name="_33_01"> </text:span><text:span text:style-name="_36_93">A</text:span><text:span text:style-name="_32_73">m</text:span><text:span text:style-name="_34_61">e</text:span><text:span text:style-name="_38_81">r</text:span><text:span text:style-name="_31_41">i</text:span><text:span text:style-name="_35_33">c</text:span><text:span text:style-name="_38_85">a</text:span><text:span text:style-name="_32_61">,</text:span></text:p>
      <text:p text:style-name="P1"><text:span text:style-name="_32_01">W</text:span><text:span text:style-name="_35_97">h</text:span><text:span text:style-name="_36_89">e</text:span><text:span text:style-name="_31_13">n</text:span><text:span text:style-name="_33_01"> </text:span><text:span text:style-name="_37_01">i</text:span><text:span text:style-name="_31_77">n</text:span><text:span text:style-name="_33_01"> </text:span><text:span text:style-name="_38_09">t</text:span><text:span text:style-name="_32_01">h</text:span><text:span text:style-name="_35_13">e</text:span><text:span text:style-name="_36_01"> </text:span><text:span text:style-name="_37_7">C</text:span><text:span text:style-name="_35_81">o</text:span><text:span text:style-name="_37_05">u</text:span><text:span text:style-name="_32_21">r</text:span><text:span text:style-name="_34_17">s</text:span><text:span text:style-name="_38_09">e</text:span><text:span text:style-name="_31_"> </text:span><text:span text:style-name="_34_65">o</text:span><text:span text:style-name="_38_69">f</text:span><text:span text:style-name="_31_"> </text:span><text:span text:style-name="_34_53">h</text:span><text:span text:style-name="_38_85">u</text:span><text:span text:style-name="_32_69">m</text:span><text:span text:style-name="_35_97">a</text:span><text:span text:style-name="_37_77">n</text:span><text:span text:style-name="_31_"> </text:span><text:span text:style-name="_34_17">e</text:span><text:span text:style-name="_37_73">v</text:span><text:span text:style-name="_32_13">e</text:span><text:span text:style-name="_35_61">n</text:span><text:span text:style-name="_37_53">t</text:span><text:span text:style-name="_31_13">s</text:span><text:span text:style-name="_34_61">,</text:span><text:span text:style-name="_36_01"> </text:span><text:span text:style-name="_31_77">i</text:span><text:span text:style-name="_35_93">t</text:span><text:span text:style-name="_36_01"> </text:span><text:span text:style-name="_31_65">b</text:span><text:span text:style-name="_35_97">e</text:span><text:span text:style-name="_37_13">c</text:span><text:span text:style-name="_32_85">o</text:span><text:span text:style-name="_35_01">m</text:span><text:span text:style-name="_37_49">e</text:span><text:span text:style-name="_31_17">s</text:span><text:span text:style-name="_33_01"> </text:span><text:span text:style-name="_37_73">n</text:span><text:span text:style-name="_32_25">e</text:span><text:span text:style-name="_34_49">c</text:span><text:span text:style-name="_37_65">e</text:span><text:span text:style-name="_38_9">s</text:span><text:span text:style-name="_34_01">s</text:span><text:span text:style-name="_38_21">a</text:span><text:span text:style-name="_31_17">r</text:span><text:span text:style-name="_35_01">y</text:span><text:span text:style-name="_36_01"> </text:span><text:span text:style-name="_31_13">f</text:span><text:span text:style-name="_35_25">o</text:span><text:span text:style-name="_38_57">r</text:span><text:span text:style-name="_31_"> </text:span><text:span text:style-name="_34_65">o</text:span><text:span text:style-name="_36_89">n</text:span><text:span text:style-name="_32_73">e</text:span><text:span text:style-name="_33_01"> </text:span><text:span text:style-name="_36_89">p</text:span><text:span text:style-name="_31_65">e</text:span><text:span text:style-name="_35_09">o</text:span><text:span text:style-name="_36_93">p</text:span><text:span text:style-name="_32_57">l</text:span><text:span text:style-name="_34_53">e</text:span><text:span text:style-name="_36_01"> </text:span><text:span text:style-name="_32_93">t</text:span><text:span text:style-name="_35_93">o</text:span><text:span text:style-name="_36_01"> </text:span><text:span text:style-name="_37_7">d</text:span><text:span text:style-name="_34_41">i</text:span><text:span text:style-name="_37_97">s</text:span><text:span text:style-name="_32_01">s</text:span><text:span text:style-name="_35_97">o</text:span><text:span text:style-name="_36_77">l</text:span><text:span text:style-name="_31_37">v</text:span><text:span text:style-name="_35_21">e</text:span><text:span text:style-name="_36_01"> </text:span><text:span text:style-name="_37_7">t</text:span><text:span text:style-name="_34_65">h</text:span><text:span text:style-name="_37_17">e</text:span><text:span text:style-name="_31_"> </text:span><text:span text:style-name="_34_13">p</text:span><text:span text:style-name="_38_21">o</text:span><text:span text:style-name="_32_69">l</text:span><text:span text:style-name="_34_13">i</text:span><text:span text:style-name="_38_97">t</text:span><text:span text:style-name="_31_53">i</text:span><text:span text:style-name="_34_37">c</text:span><text:span text:style-name="_37_41">a</text:span><text:span text:style-name="_32_33">l</text:span><text:span text:style-name="_33_01"> </text:span><text:span text:style-name="_37_41">b</text:span><text:span text:style-name="_32_01">a</text:span><text:span text:style-name="_34_13">n</text:span><text:span text:style-name="_38_57">d</text:span><text:span text:style-name="_31_13">s</text:span><text:span text:style-name="_33_01"> </text:span><text:span text:style-name="_37_49">w</text:span><text:span text:style-name="_31_49">h</text:span><text:span text:style-name="_35_93">i</text:span><text:span text:style-name="_38_21">c</text:span><text:span text:style-name="_31_37">h</text:span><text:span text:style-name="_33_01"> </text:span><text:span text:style-name="_37_41">h</text:span><text:span text:style-name="_31_53">a</text:span><text:span text:style-name="_33_93">v</text:span><text:span text:style-name="_38_25">e</text:span><text:span text:style-name="_31_"> </text:span><text:span text:style-name="_34_77">c</text:span><text:span text:style-name="_38_21">o</text:span><text:span text:style-name="_32_73">n</text:span><text:span text:style-name="_34_77">n</text:span><text:span text:style-name="_38_09">e</text:span><text:span text:style-name="_32_85">c</text:span><text:span text:style-name="_34_77">t</text:span><text:span text:style-name="_38_81">e</text:span><text:span text:style-name="_31_65">d</text:span><text:span text:style-name="_33_01"> </text:span><text:span text:style-name="_38_97">t</text:span><text:span text:style-name="_32_33">h</text:span><text:span text:style-name="_35_69">e</text:span><text:span text:style-name="_37_17">m</text:span><text:span text:style-name="_31_"> </text:span><text:span text:style-name="_35_85">w</text:span><text:span text:style-name="_37_65">i</text:span><text:span text:style-name="_31_05">t</text:span><text:span text:style-name="_35_21">h</text:span><text:span text:style-name="_36_01"> </text:span><text:span text:style-name="_32_57">a</text:span><text:span text:style-name="_35_81">n</text:span><text:span text:style-name="_37_49">o</text:span><text:span text:style-name="_31_05">t</text:span><text:span text:style-name="_33_77">h</text:span><text:span text:style-name="_37_41">e</text:span><text:span text:style-name="_31_77">r</text:span><text:span text:style-name="_35_25">,</text:span><text:span text:style-name="_36_01"> </text:span><text:span text:style-name="_32_61">a</text:span><text:span text:style-name="_34_05">n</text:span><text:span text:style-name="_38_69">d</text:span><text:span text:style-name="_31_"> </text:span><text:span text:style-name="_34_05">t</text:span><text:span text:style-name="_36_81">o</text:span><text:span text:style-name="_31_"> </text:span><text:span text:style-name="_34_05">a</text:span><text:span text:style-name="_38_01">s</text:span><text:span text:style-name="_31_61">s</text:span><text:span text:style-name="_34_17">u</text:span><text:span text:style-name="_38_21">m</text:span><text:span text:style-name="_32_13">e</text:span><text:span text:style-name="_33_01"> </text:span><text:span text:style-name="_37_13">a</text:span><text:span text:style-name="_32_61">m</text:span><text:span text:style-name="_34_41">o</text:span><text:span text:style-name="_37_73">n</text:span><text:span text:style-name="_31_41">g</text:span><text:span text:style-name="_33_01"> </text:span><text:span text:style-name="_38_57">t</text:span><text:span text:style-name="_31_05">h</text:span><text:span text:style-name="_35_73">e</text:span><text:span text:style-name="_36_01"> </text:span><text:span text:style-name="_31_61">p</text:span><text:span text:style-name="_35_57">o</text:span><text:span text:style-name="_38_01">w</text:span><text:span text:style-name="_31_65">e</text:span><text:span text:style-name="_34_05">r</text:span><text:span text:style-name="_38_57">s</text:span><text:span text:style-name="_31_"> </text:span><text:span text:style-name="_34_77">o</text:span><text:span text:style-name="_38_73">f</text:span><text:span text:style-name="_31_"> </text:span><text:span text:style-name="_34_17">t</text:span><text:span text:style-name="_37_61">h</text:span><text:span text:style-name="_32_73">e</text:span><text:span text:style-name="_33_01"> </text:span><text:span text:style-name="_37_77">e</text:span><text:span text:style-name="_31_73">a</text:span><text:span text:style-name="_34_37">r</text:span><text:span text:style-name="_38_09">t</text:span><text:span text:style-name="_39_3">h</text:span><text:span text:style-name="_35_57">,</text:span><text:span text:style-name="_36_01"> </text:span><text:span text:style-name="_32_25">t</text:span><text:span text:style-name="_33_77">h</text:span><text:span text:style-name="_38_73">e</text:span><text:span text:style-name="_31_"> </text:span><text:span text:style-name="_34_65">s</text:span><text:span text:style-name="_38_01">e</text:span><text:span text:style-name="_31_53">p</text:span><text:span text:style-name="_34_97">a</text:span><text:span text:style-name="_38_09">r</text:span><text:span text:style-name="_31_41">a</text:span><text:span text:style-name="_34_61">t</text:span><text:span text:style-name="_38_73">e</text:span><text:span text:style-name="_31_"> </text:span><text:span text:style-name="_34_05">a</text:span><text:span text:style-name="_37_77">n</text:span><text:span text:style-name="_32_69">d</text:span><text:span text:style-name="_33_01"> </text:span><text:span text:style-name="_38_25">e</text:span><text:span text:style-name="_32_37">q</text:span><text:span text:style-name="_35_37">u</text:span><text:span text:style-name="_38_09">a</text:span><text:span text:style-name="_32_93">l</text:span><text:span text:style-name="_33_01"> </text:span><text:span text:style-name="_38_57">s</text:span><text:span text:style-name="_32_57">t</text:span><text:span text:style-name="_35_21">a</text:span><text:span text:style-name="_37_61">t</text:span><text:span text:style-name="_31_37">i</text:span><text:span text:style-name="_34_97">o</text:span><text:span text:style-name="_37_97">n</text:span><text:span text:style-name="_31_"> </text:span><text:span text:style-name="_34_13">t</text:span><text:span text:style-name="_38_97">o</text:span><text:span text:style-name="_31_"> </text:span><text:span text:style-name="_34_61">w</text:span><text:span text:style-name="_38_57">h</text:span><text:span text:style-name="_38_1">i</text:span><text:span text:style-name="_34_77">c</text:span><text:span text:style-name="_38_01">h</text:span><text:span text:style-name="_31_"> </text:span><text:span text:style-name="_34_49">t</text:span><text:span text:style-name="_37_41">h</text:span><text:span text:style-name="_32_97">e</text:span><text:span text:style-name="_33_01"> </text:span><text:span text:style-name="_38_69">L</text:span><text:span text:style-name="_32_85">a</text:span><text:span text:style-name="_35_25">w</text:span><text:span text:style-name="_37_49">s</text:span><text:span text:style-name="_31_"> </text:span><text:span text:style-name="_33_81">o</text:span><text:span text:style-name="_37_41">f</text:span><text:span text:style-name="_31_"> </text:span><text:span text:style-name="_35_33">N</text:span><text:span text:style-name="_38_61">a</text:span><text:span text:style-name="_31_05">t</text:span><text:span text:style-name="_34_41">u</text:span><text:span text:style-name="_36_89">r</text:span><text:span text:style-name="_31_13">e</text:span><text:span text:style-name="_33_01"> </text:span><text:span text:style-name="_37_97">a</text:span><text:span text:style-name="_38_1">n</text:span><text:span text:style-name="_34_65">d</text:span><text:span text:style-name="_36_01"> </text:span><text:span text:style-name="_39_3">o</text:span><text:span text:style-name="_34_37">f</text:span><text:span text:style-name="_36_01"> </text:span><text:span text:style-name="_32_85">N</text:span><text:span text:style-name="_33_77">a</text:span><text:span text:style-name="_38_13">t</text:span><text:span text:style-name="_31_97">u</text:span><text:span text:style-name="_35_01">r</text:span><text:span text:style-name="_37_65">e</text:span><text:span text:style-name="_31_73">'</text:span><text:span text:style-name="_33_93">s</text:span><text:span text:style-name="_36_01"> </text:span><text:span text:style-name="_31_61">G</text:span><text:span text:style-name="_34_73">o</text:span><text:span text:style-name="_37_77">d</text:span><text:span text:style-name="_31_"> </text:span><text:span text:style-name="_33_93">e</text:span><text:span text:style-name="_36_77">n</text:span><text:span text:style-name="_32_61">t</text:span><text:span text:style-name="_35_21">i</text:span><text:span text:style-name="_37_13">t</text:span><text:span text:style-name="_32_69">l</text:span><text:span text:style-name="_34_01">e</text:span><text:span text:style-name="_36_01"> </text:span><text:span text:style-name="_31_65">t</text:span><text:span text:style-name="_35_09">h</text:span><text:span text:style-name="_38_37">e</text:span><text:span text:style-name="_31_97">m</text:span><text:span text:style-name="_33_77">,</text:span><text:span text:style-name="_36_01"> </text:span><text:span text:style-name="_31_17">a</text:span><text:span text:style-name="_33_01"> </text:span><text:span text:style-name="_37_01">d</text:span><text:span text:style-name="_32_25">e</text:span><text:span text:style-name="_34_65">c</text:span><text:span text:style-name="_38_01">e</text:span><text:span text:style-name="_31_61">n</text:span><text:span text:style-name="_35_21">t</text:span><text:span text:style-name="_36_01"> </text:span><text:span text:style-name="_39_3">r</text:span><text:span text:style-name="_35_69">e</text:span><text:span text:style-name="_38_97">s</text:span><text:span text:style-name="_38_9">p</text:span><text:span text:style-name="_34_97">e</text:span><text:span text:style-name="_38_97">c</text:span><text:span text:style-name="_32_01">t</text:span><text:span text:style-name="_33_01"> </text:span><text:span text:style-name="_37_05">t</text:span><text:span text:style-name="_32_33">o</text:span><text:span text:style-name="_33_01"> </text:span><text:span text:style-name="_37_77">t</text:span><text:span text:style-name="_32_57">h</text:span><text:span text:style-name="_34_41">e</text:span><text:span text:style-name="_36_01"> </text:span><text:span text:style-name="_32_33">o</text:span><text:span text:style-name="_34_17">p</text:span><text:span text:style-name="_36_81">i</text:span><text:span text:style-name="_31_53">n</text:span><text:span text:style-name="_35_85">i</text:span><text:span text:style-name="_37_97">o</text:span><text:span text:style-name="_32_73">n</text:span><text:span text:style-name="_34_13">s</text:span><text:span text:style-name="_36_01"> </text:span><text:span text:style-name="_32_37">o</text:span><text:span text:style-name="_35_81">f</text:span><text:span text:style-name="_36_01"> </text:span><text:span text:style-name="_31_01">m</text:span><text:span text:style-name="_35_61">a</text:span><text:span text:style-name="_38_85">n</text:span><text:span text:style-name="_37_7">k</text:span><text:span text:style-name="_34_13">i</text:span><text:span text:style-name="_37_53">n</text:span><text:span text:style-name="_31_61">d</text:span><text:span text:style-name="_33_01"> </text:span><text:span text:style-name="_37_53">r</text:span><text:span text:style-name="_38_1">e</text:span><text:span text:style-name="_35_73">q</text:span><text:span text:style-name="_37_53">u</text:span><text:span text:style-name="_32_81">i</text:span><text:span text:style-name="_35_13">r</text:span><text:span text:style-name="_38_73">e</text:span><text:span text:style-name="_38_9">s</text:span><text:span text:style-name="_33_01"> </text:span><text:span text:style-name="_36_77">t</text:span><text:span text:style-name="_31_77">h</text:span><text:span text:style-name="_34_53">a</text:span><text:span text:style-name="_38_57">t</text:span><text:span text:style-name="_31_"> </text:span><text:span text:style-name="_35_61">t</text:span><text:span text:style-name="_38_13">h</text:span><text:span text:style-name="_32_37">e</text:span><text:span text:style-name="_34_05">y</text:span><text:span text:style-name="_36_01"> </text:span><text:span text:style-name="_32_69">s</text:span><text:span text:style-name="_34_49">h</text:span><text:span text:style-name="_37_17">o</text:span><text:span text:style-name="_32_81">u</text:span><text:span text:style-name="_34_53">l</text:span><text:span text:style-name="_38_93">d</text:span><text:span text:style-name="_31_"> </text:span><text:span text:style-name="_35_37">d</text:span><text:span text:style-name="_37_61">e</text:span><text:span text:style-name="_32_01">c</text:span><text:span text:style-name="_34_01">l</text:span><text:span text:style-name="_37_17">a</text:span><text:span text:style-name="_39_3">r</text:span><text:span text:style-name="_35_73">e</text:span><text:span text:style-name="_36_01"> </text:span><text:span text:style-name="_31_37">t</text:span><text:span text:style-name="_35_57">h</text:span><text:span text:style-name="_37_41">e</text:span><text:span text:style-name="_31_"> </text:span><text:span text:style-name="_33_89">c</text:span><text:span text:style-name="_37_37">a</text:span><text:span text:style-name="_32_57">u</text:span><text:span text:style-name="_35_57">s</text:span><text:span text:style-name="_38_25">e</text:span><text:span text:style-name="_31_97">s</text:span><text:span text:style-name="_33_01"> </text:span><text:span text:style-name="_36_93">w</text:span><text:span text:style-name="_32_85">h</text:span><text:span text:style-name="_35_61">i</text:span><text:span text:style-name="_38_25">c</text:span><text:span text:style-name="_32_61">h</text:span><text:span text:style-name="_33_01"> </text:span><text:span text:style-name="_37_17">i</text:span><text:span text:style-name="_31_41">m</text:span><text:span text:style-name="_35_69">p</text:span><text:span text:style-name="_38_69">e</text:span><text:span text:style-name="_32_97">l</text:span><text:span text:style-name="_33_01"> </text:span><text:span text:style-name="_38_37">t</text:span><text:span text:style-name="_31_41">h</text:span><text:span text:style-name="_34_49">e</text:span><text:span text:style-name="_36_81">m</text:span><text:span text:style-name="_31_"> </text:span><text:span text:style-name="_34_41">t</text:span><text:span text:style-name="_38_13">o</text:span><text:span text:style-name="_31_"> </text:span><text:span text:style-name="_35_09">t</text:span><text:span text:style-name="_36_77">h</text:span><text:span text:style-name="_31_97">e</text:span><text:span text:style-name="_33_01"> </text:span><text:span text:style-name="_38_93">s</text:span><text:span text:style-name="_31_17">e</text:span><text:span text:style-name="_35_13">p</text:span><text:span text:style-name="_38_57">a</text:span><text:span text:style-name="_31_05">r</text:span><text:span text:style-name="_35_37">a</text:span><text:span text:style-name="_38_73">t</text:span><text:span text:style-name="_31_17">i</text:span><text:span text:style-name="_35_85">o</text:span><text:span text:style-name="_36_77">n</text:span><text:span text:style-name="_32_09">.</text:span></text:p>
      <text:p text:style-name="P1"><text:span text:style-name="_31_41">W</text:span><text:span text:style-name="_34_17">e</text:span><text:span text:style-name="_36_01"> </text:span><text:span text:style-name="_32_81">h</text:span><text:span text:style-name="_35_73">o</text:span><text:span text:style-name="_38_09">l</text:span><text:span text:style-name="_32_57">d</text:span><text:span text:style-name="_33_01"> </text:span><text:span text:style-name="_38_57">t</text:span><text:span text:style-name="_32_57">h</text:span><text:span text:style-name="_33_89">e</text:span><text:span text:style-name="_38_33">s</text:span><text:span text:style-name="_31_73">e</text:span><text:span text:style-name="_33_01"> </text:span><text:span text:style-name="_38_61">t</text:span><text:span text:style-name="_32_21">r</text:span><text:span text:style-name="_34_41">u</text:span><text:span text:style-name="_37_01">t</text:span><text:span text:style-name="_32_25">h</text:span><text:span text:style-name="_33_89">s</text:span><text:span text:style-name="_36_01"> </text:span><text:span text:style-name="_32_09">t</text:span><text:span text:style-name="_34_05">o</text:span><text:span text:style-name="_36_01"> </text:span><text:span text:style-name="_31_49">b</text:span><text:span text:style-name="_34_97">e</text:span><text:span text:style-name="_36_01"> </text:span><text:span text:style-name="_32_93">s</text:span><text:span text:style-name="_35_81">e</text:span><text:span text:style-name="_37_01">l</text:span><text:span text:style-name="_39_3">f</text:span><text:span text:style-name="_32_01">-</text:span><text:span text:style-name="_31_49">e</text:span><text:span text:style-name="_34_61">v</text:span><text:span text:style-name="_37_01">i</text:span><text:span text:style-name="_32_25">d</text:span><text:span text:style-name="_35_57">e</text:span><text:span text:style-name="_36_93">n</text:span><text:span text:style-name="_32_21">t</text:span><text:span text:style-name="_35_73">,</text:span><text:span text:style-name="_36_01"> </text:span><text:span text:style-name="_32_81">t</text:span><text:span text:style-name="_34_97">h</text:span><text:span text:style-name="_38_25">a</text:span><text:span text:style-name="_38_1">t</text:span><text:span text:style-name="_33_01"> </text:span><text:span text:style-name="_37_77">a</text:span><text:span text:style-name="_32_69">l</text:span><text:span text:style-name="_33_81">l</text:span><text:span text:style-name="_36_01"> </text:span><text:span text:style-name="_31_01">m</text:span><text:span text:style-name="_35_37">e</text:span><text:span text:style-name="_36_93">n</text:span><text:span text:style-name="_31_"> </text:span><text:span text:style-name="_34_05">a</text:span><text:span text:style-name="_37_05">r</text:span><text:span text:style-name="_32_73">e</text:span><text:span text:style-name="_33_01"> </text:span><text:span text:style-name="_37_53">c</text:span><text:span text:style-name="_32_57">r</text:span><text:span text:style-name="_34_37">e</text:span><text:span text:style-name="_37_77">a</text:span><text:span text:style-name="_31_17">t</text:span><text:span text:style-name="_34_01">e</text:span><text:span text:style-name="_38_37">d</text:span><text:span text:style-name="_31_"> </text:span><text:span text:style-name="_35_57">e</text:span><text:span text:style-name="_37_17">q</text:span><text:span text:style-name="_32_09">u</text:span><text:span text:style-name="_35_69">a</text:span><text:span text:style-name="_37_13">l</text:span><text:span text:style-name="_32_85">,</text:span><text:span text:style-name="_33_01"> </text:span><text:span text:style-name="_38_01">t</text:span><text:span text:style-name="_32_25">h</text:span><text:span text:style-name="_35_37">a</text:span><text:span text:style-name="_38_93">t</text:span><text:span text:style-name="_31_"> </text:span><text:span text:style-name="_34_97">t</text:span><text:span text:style-name="_37_17">h</text:span><text:span text:style-name="_31_77">e</text:span><text:span text:style-name="_34_97">y</text:span><text:span text:style-name="_36_01"> </text:span><text:span text:style-name="_32_85">a</text:span><text:span text:style-name="_34_77">r</text:span><text:span text:style-name="_37_05">e</text:span><text:span text:style-name="_31_"> </text:span><text:span text:style-name="_34_17">e</text:span><text:span text:style-name="_37_53">n</text:span><text:span text:style-name="_31_97">d</text:span><text:span text:style-name="_35_81">o</text:span><text:span text:style-name="_38_21">w</text:span><text:span text:style-name="_31_61">e</text:span><text:span text:style-name="_35_25">d</text:span><text:span text:style-name="_36_01"> </text:span><text:span text:style-name="_32_13">b</text:span><text:span text:style-name="_34_53">y</text:span><text:span text:style-name="_36_01"> </text:span><text:span text:style-name="_32_57">t</text:span><text:span text:style-name="_34_65">h</text:span><text:span text:style-name="_37_37">e</text:span><text:span text:style-name="_32_81">i</text:span><text:span text:style-name="_35_97">r</text:span><text:span text:style-name="_36_01"> </text:span><text:span text:style-name="_32_93">C</text:span><text:span text:style-name="_34_13">r</text:span><text:span text:style-name="_37_13">e</text:span><text:span text:style-name="_32_37">a</text:span><text:span text:style-name="_34_97">t</text:span><text:span text:style-name="_36_93">o</text:span><text:span text:style-name="_31_49">r</text:span><text:span text:style-name="_33_01"> </text:span><text:span text:style-name="_36_81">w</text:span><text:span text:style-name="_32_01">i</text:span><text:span text:style-name="_35_09">t</text:span><text:span text:style-name="_38_37">h</text:span><text:span text:style-name="_31_"> </text:span><text:span text:style-name="_33_77">c</text:span><text:span text:style-name="_37_73">e</text:span><text:span text:style-name="_38_1">r</text:span><text:span text:style-name="_35_93">t</text:span><text:span text:style-name="_38_21">a</text:span><text:span text:style-name="_32_13">i</text:span><text:span text:style-name="_34_49">n</text:span><text:span text:style-name="_36_01"> </text:span><text:span text:style-name="_32_93">u</text:span><text:span text:style-name="_34_17">n</text:span><text:span text:style-name="_38_21">a</text:span><text:span text:style-name="_31_65">l</text:span><text:span text:style-name="_34_77">i</text:span><text:span text:style-name="_38_09">e</text:span><text:span text:style-name="_32_93">n</text:span><text:span text:style-name="_34_17">a</text:span><text:span text:style-name="_36_81">b</text:span><text:span text:style-name="_32_85">l</text:span><text:span text:style-name="_35_01">e</text:span><text:span text:style-name="_36_01"> </text:span><text:span text:style-name="_31_61">R</text:span><text:span text:style-name="_35_81">i</text:span><text:span text:style-name="_37_65">g</text:span><text:span text:style-name="_31_41">h</text:span><text:span text:style-name="_33_81">t</text:span><text:span text:style-name="_37_17">s</text:span><text:span text:style-name="_31_17">,</text:span><text:span text:style-name="_33_01"> </text:span><text:span text:style-name="_38_85">t</text:span><text:span text:style-name="_38_9">h</text:span><text:span text:style-name="_34_53">a</text:span><text:span text:style-name="_37_77">t</text:span><text:span text:style-name="_31_"> </text:span><text:span text:style-name="_33_77">a</text:span><text:span text:style-name="_36_77">m</text:span><text:span text:style-name="_31_49">o</text:span><text:span text:style-name="_35_37">n</text:span><text:span text:style-name="_38_33">g</text:span><text:span text:style-name="_31_"> </text:span><text:span text:style-name="_33_81">t</text:span><text:span text:style-name="_38_85">h</text:span><text:span text:style-name="_31_17">e</text:span><text:span text:style-name="_35_01">s</text:span><text:span text:style-name="_38_81">e</text:span><text:span text:style-name="_31_"> </text:span><text:span text:style-name="_35_93">a</text:span><text:span text:style-name="_38_61">r</text:span><text:span text:style-name="_32_97">e</text:span><text:span text:style-name="_33_01"> </text:span><text:span text:style-name="_38_97">L</text:span><text:span text:style-name="_32_97">i</text:span><text:span text:style-name="_34_17">f</text:span><text:span text:style-name="_37_49">e</text:span><text:span text:style-name="_32_69">,</text:span><text:span text:style-name="_33_01"> </text:span><text:span text:style-name="_36_81">L</text:span><text:span text:style-name="_32_37">i</text:span><text:span text:style-name="_35_85">b</text:span><text:span text:style-name="_37_49">e</text:span><text:span text:style-name="_31_53">r</text:span><text:span text:style-name="_35_21">t</text:span><text:span text:style-name="_38_57">y</text:span><text:span text:style-name="_31_"> </text:span><text:span text:style-name="_34_53">a</text:span><text:span text:style-name="_38_57">n</text:span><text:span text:style-name="_31_61">d</text:span><text:span text:style-name="_33_01"> </text:span><text:span text:style-name="_38_25">t</text:span><text:span text:style-name="_32_69">h</text:span><text:span text:style-name="_35_61">e</text:span><text:span text:style-name="_36_01"> </text:span><text:span text:style-name="_32_61">p</text:span><text:span text:style-name="_35_09">u</text:span><text:span text:style-name="_38_81">r</text:span><text:span text:style-name="_31_13">s</text:span><text:span text:style-name="_35_37">u</text:span><text:span text:style-name="_38_21">i</text:span><text:span text:style-name="_32_81">t</text:span><text:span text:style-name="_33_01"> </text:span><text:span text:style-name="_37_73">o</text:span><text:span text:style-name="_31_77">f</text:span><text:span text:style-name="_33_01"> </text:span><text:span text:style-name="_38_73">H</text:span><text:span text:style-name="_31_37">a</text:span><text:span text:style-name="_35_13">p</text:span><text:span text:style-name="_38_81">p</text:span><text:span text:style-name="_32_69">i</text:span><text:span text:style-name="_34_61">n</text:span><text:span text:style-name="_38_93">e</text:span><text:span text:style-name="_39_3">s</text:span><text:span text:style-name="_35_09">s</text:span><text:span text:style-name="_37_53">.</text:span><text:span text:style-name="_38_01">--</text:span><text:span text:style-name="_38_1">T</text:span><text:span text:style-name="_35_09">h</text:span><text:span text:style-name="_37_17">a</text:span><text:span text:style-name="_32_97">t</text:span><text:span text:style-name="_33_01"> </text:span><text:span text:style-name="_38_85">t</text:span><text:span text:style-name="_39_3">o</text:span><text:span text:style-name="_33_01"> </text:span><text:span text:style-name="_37_41">s</text:span><text:span text:style-name="_32_25">e</text:span><text:span text:style-name="_35_81">c</text:span><text:span text:style-name="_36_93">u</text:span><text:span text:style-name="_32_33">r</text:span><text:span text:style-name="_34_37">e</text:span><text:span text:style-name="_36_01"> </text:span><text:span text:style-name="_32_09">t</text:span><text:span text:style-name="_34_53">h</text:span><text:span text:style-name="_37_73">e</text:span><text:span text:style-name="_31_97">s</text:span><text:span text:style-name="_35_73">e</text:span><text:span text:style-name="_36_01"> </text:span><text:span text:style-name="_31_73">r</text:span><text:span text:style-name="_35_81">i</text:span><text:span text:style-name="_36_89">g</text:span><text:span text:style-name="_31_37">h</text:span><text:span text:style-name="_35_01">t</text:span><text:span text:style-name="_38_25">s</text:span><text:span text:style-name="_31_41">,</text:span><text:span text:style-name="_33_01"> </text:span><text:span text:style-name="_38_61">G</text:span><text:span text:style-name="_31_17">o</text:span><text:span text:style-name="_34_05">v</text:span><text:span text:style-name="_38_61">e</text:span><text:span text:style-name="_37_7">r</text:span><text:span text:style-name="_35_69">n</text:span><text:span text:style-name="_36_89">m</text:span><text:span text:style-name="_31_13">e</text:span><text:span text:style-name="_35_21">n</text:span><text:span text:style-name="_37_05">t</text:span><text:span text:style-name="_31_61">s</text:span><text:span text:style-name="_33_01"> </text:span><text:span text:style-name="_38_37">a</text:span><text:span text:style-name="_32_01">r</text:span><text:span text:style-name="_35_97">e</text:span><text:span text:style-name="_36_01"> </text:span><text:span text:style-name="_31_61">i</text:span><text:span text:style-name="_34_65">n</text:span><text:span text:style-name="_37_01">s</text:span><text:span text:style-name="_31_61">t</text:span><text:span text:style-name="_34_61">i</text:span><text:span text:style-name="_36_93">t</text:span><text:span text:style-name="_32_25">u</text:span><text:span text:style-name="_35_85">t</text:span><text:span text:style-name="_38_69">e</text:span><text:span text:style-name="_31_73">d</text:span><text:span text:style-name="_33_01"> </text:span><text:span text:style-name="_38_81">a</text:span><text:span text:style-name="_31_01">m</text:span><text:span text:style-name="_34_17">o</text:span><text:span text:style-name="_38_37">n</text:span><text:span text:style-name="_32_85">g</text:span><text:span text:style-name="_33_01"> </text:span><text:span text:style-name="_36_77">M</text:span><text:span text:style-name="_31_01">e</text:span><text:span text:style-name="_34_01">n</text:span><text:span text:style-name="_38_09">,</text:span><text:span text:style-name="_31_"> </text:span><text:span text:style-name="_34_49">d</text:span><text:span text:style-name="_38_25">e</text:span><text:span text:style-name="_32_69">r</text:span><text:span text:style-name="_34_49">i</text:span><text:span text:style-name="_37_41">v</text:span><text:span text:style-name="_38_1">i</text:span><text:span text:style-name="_35_93">n</text:span><text:span text:style-name="_38_33">g</text:span><text:span text:style-name="_31_"> </text:span><text:span text:style-name="_35_25">t</text:span><text:span text:style-name="_38_97">h</text:span><text:span text:style-name="_37_7">e</text:span><text:span text:style-name="_34_17">i</text:span><text:span text:style-name="_37_73">r</text:span><text:span text:style-name="_31_"> </text:span><text:span text:style-name="_34_65">j</text:span><text:span text:style-name="_38_21">u</text:span><text:span text:style-name="_31_65">s</text:span><text:span text:style-name="_35_57">t</text:span><text:span text:style-name="_36_01"> </text:span><text:span text:style-name="_31_61">p</text:span><text:span text:style-name="_35_93">o</text:span><text:span text:style-name="_37_73">w</text:span><text:span text:style-name="_38_1">e</text:span><text:span text:style-name="_33_81">r</text:span><text:span text:style-name="_38_97">s</text:span><text:span text:style-name="_31_"> </text:span><text:span text:style-name="_34_05">f</text:span><text:span text:style-name="_38_81">r</text:span><text:span text:style-name="_31_97">o</text:span><text:span text:style-name="_35_97">m</text:span><text:span text:style-name="_36_01"> </text:span><text:span text:style-name="_32_69">t</text:span><text:span text:style-name="_35_93">h</text:span><text:span text:style-name="_38_33">e</text:span><text:span text:style-name="_31_"> </text:span><text:span text:style-name="_34_01">c</text:span><text:span text:style-name="_38_61">o</text:span><text:span text:style-name="_32_81">n</text:span><text:span text:style-name="_35_33">s</text:span><text:span text:style-name="_37_41">e</text:span><text:span text:style-name="_32_21">n</text:span><text:span text:style-name="_35_69">t</text:span><text:span text:style-name="_36_01"> </text:span><text:span text:style-name="_31_65">o</text:span><text:span text:style-name="_35_25">f</text:span><text:span text:style-name="_36_01"> </text:span><text:span text:style-name="_32_25">t</text:span><text:span text:style-name="_35_57">h</text:span><text:span text:style-name="_37_41">e</text:span><text:span text:style-name="_31_"> </text:span><text:span text:style-name="_34_97">g</text:span><text:span text:style-name="_37_73">o</text:span><text:span text:style-name="_32_09">v</text:span><text:span text:style-name="_35_13">e</text:span><text:span text:style-name="_37_73">r</text:span><text:span text:style-name="_31_17">n</text:span><text:span text:style-name="_35_93">e</text:span><text:span text:style-name="_37_65">d</text:span><text:span text:style-name="_32_61">,</text:span><text:span text:style-name="_33_01"> --</text:span><text:span text:style-name="_32_37">T</text:span><text:span text:style-name="_34_65">h</text:span><text:span text:style-name="_38_13">a</text:span><text:span text:style-name="_38_1">t</text:span><text:span text:style-name="_33_01"> </text:span><text:span text:style-name="_36_89">w</text:span><text:span text:style-name="_32_37">h</text:span><text:span text:style-name="_34_17">e</text:span><text:span text:style-name="_37_73">n</text:span><text:span text:style-name="_38_1">e</text:span><text:span text:style-name="_35_33">v</text:span><text:span text:style-name="_37_05">e</text:span><text:span text:style-name="_32_09">r</text:span><text:span text:style-name="_33_01"> </text:span><text:span text:style-name="_37_61">a</text:span><text:span text:style-name="_31_73">n</text:span><text:span text:style-name="_35_09">y</text:span><text:span text:style-name="_36_01"> </text:span><text:span text:style-name="_31_13">F</text:span><text:span text:style-name="_34_13">o</text:span><text:span text:style-name="_38_37">r</text:span><text:span text:style-name="_32_25">m</text:span><text:span text:style-name="_33_01"> </text:span><text:span text:style-name="_37_13">o</text:span><text:span text:style-name="_31_65">f</text:span><text:span text:style-name="_33_01"> </text:span><text:span text:style-name="_37_97">G</text:span><text:span text:style-name="_31_05">o</text:span><text:span text:style-name="_34_77">v</text:span><text:span text:style-name="_38_73">e</text:span><text:span text:style-name="_31_97">r</text:span><text:span text:style-name="_34_41">n</text:span><text:span text:style-name="_37_61">m</text:span><text:span text:style-name="_32_85">e</text:span><text:span text:style-name="_35_97">n</text:span><text:span text:style-name="_37_61">t</text:span><text:span text:style-name="_31_"> </text:span><text:span text:style-name="_35_57">b</text:span><text:span text:style-name="_37_61">e</text:span><text:span text:style-name="_31_73">c</text:span><text:span text:style-name="_34_17">o</text:span><text:span text:style-name="_38_57">m</text:span><text:span text:style-name="_39_3">e</text:span><text:span text:style-name="_35_73">s</text:span><text:span text:style-name="_36_01"> </text:span><text:span text:style-name="_32_25">d</text:span><text:span text:style-name="_35_85">e</text:span><text:span text:style-name="_36_89">s</text:span><text:span text:style-name="_39_3">t</text:span><text:span text:style-name="_34_37">r</text:span><text:span text:style-name="_37_41">u</text:span><text:span text:style-name="_31_65">c</text:span><text:span text:style-name="_35_13">t</text:span><text:span text:style-name="_38_61">i</text:span><text:span text:style-name="_32_61">v</text:span><text:span text:style-name="_33_81">e</text:span><text:span text:style-name="_36_01"> </text:span><text:span text:style-name="_31_73">o</text:span><text:span text:style-name="_35_13">f</text:span><text:span text:style-name="_36_01"> </text:span><text:span text:style-name="_32_09">t</text:span><text:span text:style-name="_35_69">h</text:span><text:span text:style-name="_38_37">e</text:span><text:span text:style-name="_32_13">s</text:span><text:span text:style-name="_34_37">e</text:span><text:span text:style-name="_36_01"> </text:span><text:span text:style-name="_32_85">e</text:span><text:span text:style-name="_33_89">n</text:span><text:span text:style-name="_37_01">d</text:span><text:span text:style-name="_31_17">s</text:span><text:span text:style-name="_34_13">,</text:span><text:span text:style-name="_36_01"> </text:span><text:span text:style-name="_31_97">i</text:span><text:span text:style-name="_35_01">t</text:span><text:span text:style-name="_36_01"> </text:span><text:span text:style-name="_32_09">i</text:span><text:span text:style-name="_33_93">s</text:span><text:span text:style-name="_36_01"> </text:span><text:span text:style-name="_32_01">t</text:span><text:span text:style-name="_34_65">h</text:span><text:span text:style-name="_38_37">e</text:span><text:span text:style-name="_31_"> </text:span><text:span text:style-name="_35_09">R</text:span><text:span text:style-name="_38_61">i</text:span><text:span text:style-name="_32_25">g</text:span><text:span text:style-name="_34_41">h</text:span><text:span text:style-name="_38_73">t</text:span><text:span text:style-name="_31_"> </text:span><text:span text:style-name="_33_93">o</text:span><text:span text:style-name="_38_69">f</text:span><text:span text:style-name="_31_"> </text:span><text:span text:style-name="_33_81">t</text:span><text:span text:style-name="_37_73">h</text:span><text:span text:style-name="_32_33">e</text:span><text:span text:style-name="_33_01"> </text:span><text:span text:style-name="_38_21">P</text:span><text:span text:style-name="_32_09">e</text:span><text:span text:style-name="_35_81">o</text:span><text:span text:style-name="_37_73">p</text:span><text:span text:style-name="_31_53">l</text:span><text:span text:style-name="_35_81">e</text:span><text:span text:style-name="_36_01"> </text:span><text:span text:style-name="_32_37">t</text:span><text:span text:style-name="_34_17">o</text:span><text:span text:style-name="_36_01"> </text:span><text:span text:style-name="_31_61">a</text:span><text:span text:style-name="_33_77">l</text:span><text:span text:style-name="_38_61">t</text:span><text:span text:style-name="_37_7">e</text:span><text:span text:style-name="_34_41">r</text:span><text:span text:style-name="_36_01"> </text:span><text:span text:style-name="_32_37">o</text:span><text:span text:style-name="_34_97">r</text:span><text:span text:style-name="_36_01"> </text:span><text:span text:style-name="_37_7">t</text:span><text:span text:style-name="_34_13">o</text:span><text:span text:style-name="_36_01"> </text:span><text:span text:style-name="_32_81">a</text:span><text:span text:style-name="_35_13">b</text:span><text:span text:style-name="_37_17">o</text:span><text:span text:style-name="_32_69">l</text:span><text:span text:style-name="_34_01">i</text:span><text:span text:style-name="_36_81">s</text:span><text:span text:style-name="_32_81">h</text:span><text:span text:style-name="_33_01"> </text:span><text:span text:style-name="_38_01">i</text:span><text:span text:style-name="_31_13">t</text:span><text:span text:style-name="_35_81">,</text:span><text:span text:style-name="_36_01"> </text:span><text:span text:style-name="_32_97">a</text:span><text:span text:style-name="_35_01">n</text:span><text:span text:style-name="_37_05">d</text:span><text:span text:style-name="_31_"> </text:span><text:span text:style-name="_35_13">t</text:span><text:span text:style-name="_37_49">o</text:span><text:span text:style-name="_31_"> </text:span><text:span text:style-name="_33_89">i</text:span><text:span text:style-name="_38_01">n</text:span><text:span text:style-name="_32_13">s</text:span><text:span text:style-name="_35_57">t</text:span><text:span text:style-name="_38_85">i</text:span><text:span text:style-name="_31_01">t</text:span><text:span text:style-name="_34_37">u</text:span><text:span text:style-name="_38_57">t</text:span><text:span text:style-name="_31_97">e</text:span><text:span text:style-name="_33_01"> </text:span><text:span text:style-name="_38_21">n</text:span><text:span text:style-name="_31_53">e</text:span><text:span text:style-name="_34_77">w</text:span><text:span text:style-name="_36_01"> </text:span><text:span text:style-name="_32_85">G</text:span><text:span text:style-name="_35_33">o</text:span><text:span text:style-name="_38_13">v</text:span><text:span text:style-name="_31_37">e</text:span><text:span text:style-name="_34_97">r</text:span><text:span text:style-name="_37_65">n</text:span><text:span text:style-name="_38_1">m</text:span><text:span text:style-name="_33_93">e</text:span><text:span text:style-name="_36_89">n</text:span><text:span text:style-name="_39_3">t</text:span><text:span text:style-name="_34_37">,</text:span><text:span text:style-name="_36_01"> </text:span><text:span text:style-name="_32_09">l</text:span><text:span text:style-name="_35_73">a</text:span><text:span text:style-name="_38_33">y</text:span><text:span text:style-name="_32_81">i</text:span><text:span text:style-name="_34_77">n</text:span><text:span text:style-name="_38_85">g</text:span><text:span text:style-name="_31_"> </text:span><text:span text:style-name="_35_61">i</text:span><text:span text:style-name="_38_33">t</text:span><text:span text:style-name="_32_21">s</text:span><text:span text:style-name="_33_01"> </text:span><text:span text:style-name="_38_61">f</text:span><text:span text:style-name="_37_7">o</text:span><text:span text:style-name="_35_85">u</text:span><text:span text:style-name="_38_85">n</text:span><text:span text:style-name="_31_73">d</text:span><text:span text:style-name="_34_49">a</text:span><text:span text:style-name="_38_57">t</text:span><text:span text:style-name="_32_81">i</text:span><text:span text:style-name="_34_53">o</text:span><text:span text:style-name="_37_05">n</text:span><text:span text:style-name="_31_"> </text:span><text:span text:style-name="_35_85">o</text:span><text:span text:style-name="_37_77">n</text:span><text:span text:style-name="_31_"> </text:span><text:span text:style-name="_35_61">s</text:span><text:span text:style-name="_37_17">u</text:span><text:span text:style-name="_32_01">c</text:span><text:span text:style-name="_34_05">h</text:span><text:span text:style-name="_36_01"> </text:span><text:span text:style-name="_32_81">p</text:span><text:span text:style-name="_34_17">r</text:span><text:span text:style-name="_38_13">i</text:span><text:span text:style-name="_38_1">n</text:span><text:span text:style-name="_35_13">c</text:span><text:span text:style-name="_38_25">i</text:span><text:span text:style-name="_32_69">p</text:span><text:span text:style-name="_34_73">l</text:span><text:span text:style-name="_38_97">e</text:span><text:span text:style-name="_32_57">s</text:span><text:span text:style-name="_33_01"> </text:span><text:span text:style-name="_37_01">a</text:span><text:span text:style-name="_32_13">n</text:span><text:span text:style-name="_34_05">d</text:span><text:span text:style-name="_36_01"> </text:span><text:span text:style-name="_31_65">o</text:span><text:span text:style-name="_35_81">r</text:span><text:span text:style-name="_37_53">g</text:span><text:span text:style-name="_31_49">a</text:span><text:span text:style-name="_35_93">n</text:span><text:span text:style-name="_38_57">i</text:span><text:span text:style-name="_31_77">z</text:span><text:span text:style-name="_35_73">i</text:span><text:span text:style-name="_37_49">n</text:span><text:span text:style-name="_31_49">g</text:span><text:span text:style-name="_33_01"> </text:span><text:span text:style-name="_37_77">i</text:span><text:span text:style-name="_31_53">t</text:span><text:span text:style-name="_35_01">s</text:span><text:span text:style-name="_36_01"> </text:span><text:span text:style-name="_32_85">p</text:span><text:span text:style-name="_34_97">o</text:span><text:span text:style-name="_38_01">w</text:span><text:span text:style-name="_38_9">e</text:span><text:span text:style-name="_35_57">r</text:span><text:span text:style-name="_37_73">s</text:span><text:span text:style-name="_31_"> </text:span><text:span text:style-name="_33_81">i</text:span><text:span text:style-name="_37_65">n</text:span><text:span text:style-name="_31_"> </text:span><text:span text:style-name="_33_89">s</text:span><text:span text:style-name="_37_49">u</text:span><text:span text:style-name="_31_65">c</text:span><text:span text:style-name="_34_65">h</text:span><text:span text:style-name="_36_01"> </text:span><text:span text:style-name="_31_05">f</text:span><text:span text:style-name="_34_49">o</text:span><text:span text:style-name="_36_89">r</text:span><text:span text:style-name="_32_21">m</text:span><text:span text:style-name="_34_05">,</text:span><text:span text:style-name="_36_01"> </text:span><text:span text:style-name="_32_21">a</text:span><text:span text:style-name="_35_25">s</text:span><text:span text:style-name="_36_01"> </text:span><text:span text:style-name="_31_37">t</text:span><text:span text:style-name="_35_81">o</text:span><text:span text:style-name="_36_01"> </text:span><text:span text:style-name="_32_61">t</text:span><text:span text:style-name="_34_17">h</text:span><text:span text:style-name="_38_85">e</text:span><text:span text:style-name="_32_25">m</text:span><text:span text:style-name="_33_01"> </text:span><text:span text:style-name="_38_93">s</text:span><text:span text:style-name="_31_49">h</text:span><text:span text:style-name="_35_57">a</text:span><text:span text:style-name="_37_17">l</text:span><text:span text:style-name="_31_05">l</text:span><text:span text:style-name="_33_01"> </text:span><text:span text:style-name="_38_69">s</text:span><text:span text:style-name="_32_69">e</text:span><text:span text:style-name="_35_69">e</text:span><text:span text:style-name="_36_77">m</text:span><text:span text:style-name="_31_"> </text:span><text:span text:style-name="_34_61">m</text:span><text:span text:style-name="_36_77">o</text:span><text:span text:style-name="_38_9">s</text:span><text:span text:style-name="_35_25">t</text:span><text:span text:style-name="_36_01"> </text:span><text:span text:style-name="_32_81">l</text:span><text:span text:style-name="_34_17">i</text:span><text:span text:style-name="_38_97">k</text:span><text:span text:style-name="_31_77">e</text:span><text:span text:style-name="_35_57">l</text:span><text:span text:style-name="_37_17">y</text:span><text:span text:style-name="_31_"> </text:span><text:span text:style-name="_34_73">t</text:span><text:span text:style-name="_38_09">o</text:span><text:span text:style-name="_31_"> </text:span><text:span text:style-name="_35_61">e</text:span><text:span text:style-name="_37_13">f</text:span><text:span text:style-name="_31_53">f</text:span><text:span text:style-name="_34_97">e</text:span><text:span text:style-name="_38_01">c</text:span><text:span text:style-name="_38_1">t</text:span><text:span text:style-name="_33_01"> </text:span><text:span text:style-name="_37_73">t</text:span><text:span text:style-name="_32_13">h</text:span><text:span text:style-name="_33_77">e</text:span><text:span text:style-name="_36_77">i</text:span><text:span text:style-name="_31_77">r</text:span><text:span text:style-name="_33_01"> </text:span><text:span text:style-name="_38_21">S</text:span><text:span text:style-name="_32_21">a</text:span><text:span text:style-name="_34_41">f</text:span><text:span text:style-name="_38_57">e</text:span><text:span text:style-name="_38_9">t</text:span><text:span text:style-name="_35_25">y</text:span><text:span text:style-name="_36_01"> </text:span><text:span text:style-name="_32_85">a</text:span><text:span text:style-name="_33_89">n</text:span><text:span text:style-name="_38_69">d</text:span><text:span text:style-name="_31_"> </text:span><text:span text:style-name="_34_13">H</text:span><text:span text:style-name="_37_97">a</text:span><text:span text:style-name="_39_3">p</text:span><text:span text:style-name="_35_37">p</text:span><text:span text:style-name="_37_05">i</text:span><text:span text:style-name="_31_49">n</text:span><text:span text:style-name="_34_37">e</text:span><text:span text:style-name="_38_01">s</text:span><text:span text:style-name="_32_85">s</text:span><text:span text:style-name="_34_65">.</text:span><text:span text:style-name="_36_01"> </text:span><text:span text:style-name="_31_49">P</text:span><text:span text:style-name="_35_57">r</text:span><text:span text:style-name="_38_37">u</text:span><text:span text:style-name="_38_9">d</text:span><text:span text:style-name="_34_73">e</text:span><text:span text:style-name="_37_73">n</text:span><text:span text:style-name="_31_05">c</text:span><text:span text:style-name="_34_97">e</text:span><text:span text:style-name="_38_21">,</text:span><text:span text:style-name="_31_"> </text:span><text:span text:style-name="_35_01">i</text:span><text:span text:style-name="_38_01">n</text:span><text:span text:style-name="_32_73">d</text:span><text:span text:style-name="_35_85">e</text:span><text:span text:style-name="_38_85">e</text:span><text:span text:style-name="_32_81">d</text:span><text:span text:style-name="_34_77">,</text:span><text:span text:style-name="_36_01"> </text:span><text:span text:style-name="_31_01">w</text:span><text:span text:style-name="_34_49">i</text:span><text:span text:style-name="_38_61">l</text:span><text:span text:style-name="_31_77">l</text:span><text:span text:style-name="_33_01"> </text:span><text:span text:style-name="_37_61">d</text:span><text:span text:style-name="_32_85">i</text:span><text:span text:style-name="_34_17">c</text:span><text:span text:style-name="_37_17">t</text:span><text:span text:style-name="_31_65">a</text:span><text:span text:style-name="_35_73">t</text:span><text:span text:style-name="_37_53">e</text:span><text:span text:style-name="_31_"> </text:span><text:span text:style-name="_35_25">t</text:span><text:span text:style-name="_38_09">h</text:span><text:span text:style-name="_31_13">a</text:span><text:span text:style-name="_33_93">t</text:span><text:span text:style-name="_36_01"> </text:span><text:span text:style-name="_31_17">G</text:span><text:span text:style-name="_35_13">o</text:span><text:span text:style-name="_38_57">v</text:span><text:span text:style-name="_31_13">e</text:span><text:span text:style-name="_35_01">r</text:span><text:span text:style-name="_38_21">n</text:span><text:span text:style-name="_32_61">m</text:span><text:span text:style-name="_35_81">e</text:span><text:span text:style-name="_38_85">n</text:span><text:span text:style-name="_32_97">t</text:span><text:span text:style-name="_35_69">s</text:span><text:span text:style-name="_36_01"> </text:span><text:span text:style-name="_38_9">l</text:span><text:span text:style-name="_34_49">o</text:span><text:span text:style-name="_37_17">n</text:span><text:span text:style-name="_31_61">g</text:span><text:span text:style-name="_33_01"> </text:span><text:span text:style-name="_38_85">e</text:span><text:span text:style-name="_32_21">s</text:span><text:span text:style-name="_34_73">t</text:span><text:span text:style-name="_38_61">a</text:span><text:span text:style-name="_32_97">b</text:span><text:span text:style-name="_34_77">l</text:span><text:span text:style-name="_37_01">i</text:span><text:span text:style-name="_31_17">s</text:span><text:span text:style-name="_34_17">h</text:span><text:span text:style-name="_37_53">e</text:span><text:span text:style-name="_32_37">d</text:span><text:span text:style-name="_33_01"> </text:span><text:span text:style-name="_37_05">s</text:span><text:span text:style-name="_31_37">h</text:span><text:span text:style-name="_35_21">o</text:span><text:span text:style-name="_38_57">u</text:span><text:span text:style-name="_31_49">l</text:span><text:span text:style-name="_34_17">d</text:span><text:span text:style-name="_36_01"> </text:span><text:span text:style-name="_32_01">n</text:span><text:span text:style-name="_35_13">o</text:span><text:span text:style-name="_38_69">t</text:span><text:span text:style-name="_31_"> </text:span><text:span text:style-name="_34_73">b</text:span><text:span text:style-name="_37_05">e</text:span><text:span text:style-name="_31_"> </text:span><text:span text:style-name="_35_57">c</text:span><text:span text:style-name="_36_77">h</text:span><text:span text:style-name="_39_3">a</text:span><text:span text:style-name="_33_89">n</text:span><text:span text:style-name="_37_77">g</text:span><text:span text:style-name="_32_37">e</text:span><text:span text:style-name="_34_13">d</text:span><text:span text:style-name="_36_01"> </text:span><text:span text:style-name="_32_21">f</text:span><text:span text:style-name="_34_49">o</text:span><text:span text:style-name="_37_61">r</text:span><text:span text:style-name="_31_"> </text:span><text:span text:style-name="_34_01">l</text:span><text:span text:style-name="_38_61">i</text:span><text:span text:style-name="_31_41">g</text:span><text:span text:style-name="_35_33">h</text:span><text:span text:style-name="_37_37">t</text:span><text:span text:style-name="_31_"> </text:span><text:span text:style-name="_35_37">a</text:span><text:span text:style-name="_37_53">n</text:span><text:span text:style-name="_32_01">d</text:span><text:span text:style-name="_33_01"> </text:span><text:span text:style-name="_38_81">t</text:span><text:span text:style-name="_37_7">r</text:span><text:span text:style-name="_34_05">a</text:span><text:span text:style-name="_38_85">n</text:span><text:span text:style-name="_32_97">s</text:span><text:span text:style-name="_35_13">i</text:span><text:span text:style-name="_38_25">e</text:span><text:span text:style-name="_31_41">n</text:span><text:span text:style-name="_33_81">t</text:span><text:span text:style-name="_36_01"> </text:span><text:span text:style-name="_32_93">c</text:span><text:span text:style-name="_33_77">a</text:span><text:span text:style-name="_37_17">u</text:span><text:span text:style-name="_39_3">s</text:span><text:span text:style-name="_34_17">e</text:span><text:span text:style-name="_38_85">s</text:span><text:span text:style-name="_31_65">;</text:span><text:span text:style-name="_33_01"> </text:span><text:span text:style-name="_37_17">a</text:span><text:span text:style-name="_31_53">n</text:span><text:span text:style-name="_35_09">d</text:span><text:span text:style-name="_36_01"> </text:span><text:span text:style-name="_32_69">a</text:span><text:span text:style-name="_35_57">c</text:span><text:span text:style-name="_37_17">c</text:span><text:span text:style-name="_31_17">o</text:span><text:span text:style-name="_33_77">r</text:span><text:span text:style-name="_38_21">d</text:span><text:span text:style-name="_31_41">i</text:span><text:span text:style-name="_35_33">n</text:span><text:span text:style-name="_37_77">g</text:span><text:span text:style-name="_31_97">l</text:span><text:span text:style-name="_35_37">y</text:span><text:span text:style-name="_36_01"> </text:span><text:span text:style-name="_31_61">a</text:span><text:span text:style-name="_33_77">l</text:span><text:span text:style-name="_38_85">l</text:span><text:span text:style-name="_31_"> </text:span><text:span text:style-name="_35_57">e</text:span><text:span text:style-name="_38_69">x</text:span><text:span text:style-name="_39_3">p</text:span><text:span text:style-name="_34_01">e</text:span><text:span text:style-name="_37_73">r</text:span><text:span text:style-name="_31_37">i</text:span><text:span text:style-name="_35_81">e</text:span><text:span text:style-name="_38_97">n</text:span><text:span text:style-name="_31_37">c</text:span><text:span text:style-name="_33_77">e</text:span><text:span text:style-name="_36_01"> </text:span><text:span text:style-name="_31_13">h</text:span><text:span text:style-name="_35_09">a</text:span><text:span text:style-name="_38_37">t</text:span><text:span text:style-name="_31_65">h</text:span><text:span text:style-name="_33_01"> </text:span><text:span text:style-name="_37_49">s</text:span><text:span text:style-name="_31_97">h</text:span><text:span text:style-name="_35_61">e</text:span><text:span text:style-name="_38_93">w</text:span><text:span text:style-name="_31_97">n</text:span><text:span text:style-name="_35_61">,</text:span><text:span text:style-name="_36_01"> </text:span><text:span text:style-name="_31_97">t</text:span><text:span text:style-name="_35_85">h</text:span><text:span text:style-name="_38_33">a</text:span><text:span text:style-name="_39_3">t</text:span><text:span text:style-name="_33_01"> </text:span><text:span text:style-name="_37_53">m</text:span><text:span text:style-name="_32_85">a</text:span><text:span text:style-name="_34_97">n</text:span><text:span text:style-name="_36_89">k</text:span><text:span text:style-name="_32_73">i</text:span><text:span text:style-name="_34_13">n</text:span><text:span text:style-name="_37_65">d</text:span><text:span text:style-name="_31_"> </text:span><text:span text:style-name="_33_81">a</text:span><text:span text:style-name="_37_73">r</text:span><text:span text:style-name="_32_69">e</text:span><text:span text:style-name="_33_01"> </text:span><text:span text:style-name="_38_57">m</text:span><text:span text:style-name="_38_9">o</text:span><text:span text:style-name="_34_77">r</text:span><text:span text:style-name="_38_25">e</text:span><text:span text:style-name="_31_"> </text:span><text:span text:style-name="_35_69">d</text:span><text:span text:style-name="_38_81">i</text:span><text:span text:style-name="_38_9">s</text:span><text:span text:style-name="_34_01">p</text:span><text:span text:style-name="_37_53">o</text:span><text:span text:style-name="_31_97">s</text:span><text:span text:style-name="_34_73">e</text:span><text:span text:style-name="_37_41">d</text:span><text:span text:style-name="_31_"> </text:span><text:span text:style-name="_35_09">t</text:span><text:span text:style-name="_37_49">o</text:span><text:span text:style-name="_31_"> </text:span><text:span text:style-name="_35_37">s</text:span><text:span text:style-name="_38_73">u</text:span><text:span text:style-name="_32_13">f</text:span><text:span text:style-name="_35_73">f</text:span><text:span text:style-name="_38_73">e</text:span><text:span text:style-name="_32_25">r</text:span><text:span text:style-name="_35_37">,</text:span><text:span text:style-name="_36_01"> </text:span><text:span text:style-name="_31_53">w</text:span><text:span text:style-name="_35_09">h</text:span><text:span text:style-name="_37_73">i</text:span><text:span text:style-name="_32_09">l</text:span><text:span text:style-name="_35_61">e</text:span><text:span text:style-name="_36_01"> </text:span><text:span text:style-name="_32_21">e</text:span><text:span text:style-name="_35_01">v</text:span><text:span text:style-name="_37_65">i</text:span><text:span text:style-name="_32_01">l</text:span><text:span text:style-name="_34_05">s</text:span><text:span text:style-name="_36_01"> </text:span><text:span text:style-name="_32_57">a</text:span><text:span text:style-name="_35_33">r</text:span><text:span text:style-name="_38_33">e</text:span><text:span text:style-name="_31_"> </text:span><text:span text:style-name="_35_97">s</text:span><text:span text:style-name="_36_77">u</text:span><text:span text:style-name="_32_09">f</text:span><text:span text:style-name="_35_13">f</text:span><text:span text:style-name="_38_81">e</text:span><text:span text:style-name="_31_77">r</text:span><text:span text:style-name="_34_13">a</text:span><text:span text:style-name="_37_65">b</text:span><text:span text:style-name="_32_93">l</text:span><text:span text:style-name="_34_17">e</text:span><text:span text:style-name="_38_13">,</text:span><text:span text:style-name="_31_"> </text:span><text:span text:style-name="_33_89">t</text:span><text:span text:style-name="_38_09">h</text:span><text:span text:style-name="_31_13">a</text:span><text:span text:style-name="_34_73">n</text:span><text:span text:style-name="_36_01"> </text:span><text:span text:style-name="_32_21">t</text:span><text:span text:style-name="_35_21">o</text:span><text:span text:style-name="_36_01"> </text:span><text:span text:style-name="_32_97">r</text:span><text:span text:style-name="_35_21">i</text:span><text:span text:style-name="_37_01">g</text:span><text:span text:style-name="_32_57">h</text:span><text:span text:style-name="_35_81">t</text:span><text:span text:style-name="_36_01"> </text:span><text:span text:style-name="_31_73">t</text:span><text:span text:style-name="_35_97">h</text:span><text:span text:style-name="_38_13">e</text:span><text:span text:style-name="_31_13">m</text:span><text:span text:style-name="_34_61">s</text:span><text:span text:style-name="_37_97">e</text:span><text:span text:style-name="_32_85">l</text:span><text:span text:style-name="_35_25">v</text:span><text:span text:style-name="_37_05">e</text:span><text:span text:style-name="_31_77">s</text:span><text:span text:style-name="_33_01"> </text:span><text:span text:style-name="_38_37">b</text:span><text:span text:style-name="_31_13">y</text:span><text:span text:style-name="_33_01"> </text:span><text:span text:style-name="_38_93">a</text:span><text:span text:style-name="_32_09">b</text:span><text:span text:style-name="_35_81">o</text:span><text:span text:style-name="_37_13">l</text:span><text:span text:style-name="_32_93">i</text:span><text:span text:style-name="_35_61">s</text:span><text:span text:style-name="_38_93">h</text:span><text:span text:style-name="_32_61">i</text:span><text:span text:style-name="_34_65">n</text:span><text:span text:style-name="_38_81">g</text:span><text:span text:style-name="_31_"> </text:span><text:span text:style-name="_34_41">t</text:span><text:span text:style-name="_36_77">h</text:span><text:span text:style-name="_32_13">e</text:span><text:span text:style-name="_33_01"> </text:span><text:span text:style-name="_38_61">f</text:span><text:span text:style-name="_32_09">o</text:span><text:span text:style-name="_35_25">r</text:span><text:span text:style-name="_37_61">m</text:span><text:span text:style-name="_32_33">s</text:span><text:span text:style-name="_33_01"> </text:span><text:span text:style-name="_38_25">t</text:span><text:span text:style-name="_32_21">o</text:span><text:span text:style-name="_33_01"> </text:span><text:span text:style-name="_38_13">w</text:span><text:span text:style-name="_31_13">h</text:span><text:span text:style-name="_34_97">i</text:span><text:span text:style-name="_38_25">c</text:span><text:span text:style-name="_31_73">h</text:span><text:span text:style-name="_33_01"> </text:span><text:span text:style-name="_36_93">t</text:span><text:span text:style-name="_31_37">h</text:span><text:span text:style-name="_34_05">e</text:span><text:span text:style-name="_38_09">y</text:span><text:span text:style-name="_31_"> </text:span><text:span text:style-name="_34_65">a</text:span><text:span text:style-name="_37_17">r</text:span><text:span text:style-name="_32_57">e</text:span><text:span text:style-name="_33_01"> </text:span><text:span text:style-name="_38_01">a</text:span><text:span text:style-name="_32_61">c</text:span><text:span text:style-name="_34_17">c</text:span><text:span text:style-name="_38_85">u</text:span><text:span text:style-name="_32_97">s</text:span><text:span text:style-name="_34_49">t</text:span><text:span text:style-name="_38_93">o</text:span><text:span text:style-name="_31_49">m</text:span><text:span text:style-name="_35_81">e</text:span><text:span text:style-name="_38_85">d</text:span><text:span text:style-name="_31_77">.</text:span><text:span text:style-name="_33_01"> </text:span><text:span text:style-name="_36_93">B</text:span><text:span text:style-name="_31_97">u</text:span><text:span text:style-name="_35_37">t</text:span><text:span text:style-name="_36_01"> </text:span><text:span text:style-name="_31_65">w</text:span><text:span text:style-name="_35_61">h</text:span><text:span text:style-name="_36_93">e</text:span><text:span text:style-name="_32_33">n</text:span><text:span text:style-name="_33_01"> </text:span><text:span text:style-name="_37_61">a</text:span><text:span text:style-name="_31_"> </text:span><text:span text:style-name="_34_61">l</text:span><text:span text:style-name="_36_81">o</text:span><text:span text:style-name="_32_61">n</text:span><text:span text:style-name="_35_81">g</text:span><text:span text:style-name="_36_01"> </text:span><text:span text:style-name="_32_37">t</text:span><text:span text:style-name="_34_17">r</text:span><text:span text:style-name="_37_97">a</text:span><text:span text:style-name="_31_49">i</text:span><text:span text:style-name="_33_81">n</text:span><text:span text:style-name="_36_01"> </text:span><text:span text:style-name="_38_1">o</text:span><text:span text:style-name="_35_37">f</text:span><text:span text:style-name="_36_01"> </text:span><text:span text:style-name="_32_25">a</text:span><text:span text:style-name="_35_85">b</text:span><text:span text:style-name="_38_81">u</text:span><text:span text:style-name="_31_61">s</text:span><text:span text:style-name="_34_17">e</text:span><text:span text:style-name="_37_13">s</text:span><text:span text:style-name="_31_"> </text:span><text:span text:style-name="_34_01">a</text:span><text:span text:style-name="_37_53">n</text:span><text:span text:style-name="_38_9">d</text:span><text:span text:style-name="_33_01"> </text:span><text:span text:style-name="_38_97">u</text:span><text:span text:style-name="_32_33">s</text:span><text:span text:style-name="_35_61">u</text:span><text:span text:style-name="_38_97">r</text:span><text:span text:style-name="_31_37">p</text:span><text:span text:style-name="_35_93">a</text:span><text:span text:style-name="_38_01">t</text:span><text:span text:style-name="_31_73">i</text:span><text:span text:style-name="_35_57">o</text:span><text:span text:style-name="_38_73">n</text:span><text:span text:style-name="_32_85">s</text:span><text:span text:style-name="_34_77">,</text:span><text:span text:style-name="_36_01"> </text:span><text:span text:style-name="_32_09">p</text:span><text:span text:style-name="_33_81">u</text:span><text:span text:style-name="_38_37">r</text:span><text:span text:style-name="_37_7">s</text:span><text:span text:style-name="_34_53">u</text:span><text:span text:style-name="_37_77">i</text:span><text:span text:style-name="_32_57">n</text:span><text:span text:style-name="_34_77">g</text:span><text:span text:style-name="_36_01"> </text:span><text:span text:style-name="_31_13">i</text:span><text:span text:style-name="_35_13">n</text:span><text:span text:style-name="_38_69">v</text:span><text:span text:style-name="_37_7">a</text:span><text:span text:style-name="_35_13">r</text:span><text:span text:style-name="_38_37">i</text:span><text:span text:style-name="_32_33">a</text:span><text:span text:style-name="_33_93">b</text:span><text:span text:style-name="_36_77">l</text:span><text:span text:style-name="_32_33">y</text:span><text:span text:style-name="_33_01"> </text:span><text:span text:style-name="_38_73">t</text:span><text:span text:style-name="_32_85">h</text:span><text:span text:style-name="_34_37">e</text:span><text:span text:style-name="_36_01"> </text:span><text:span text:style-name="_31_01">s</text:span><text:span text:style-name="_34_05">a</text:span><text:span text:style-name="_38_69">m</text:span><text:span text:style-name="_32_01">e</text:span><text:span text:style-name="_33_01"> </text:span><text:span text:style-name="_37_49">O</text:span><text:span text:style-name="_32_61">b</text:span><text:span text:style-name="_35_21">j</text:span><text:span text:style-name="_38_57">e</text:span><text:span text:style-name="_31_53">c</text:span><text:span text:style-name="_35_61">t</text:span><text:span text:style-name="_36_01"> </text:span><text:span text:style-name="_32_09">e</text:span><text:span text:style-name="_34_49">v</text:span><text:span text:style-name="_38_21">i</text:span><text:span text:style-name="_32_73">n</text:span><text:span text:style-name="_35_01">c</text:span><text:span text:style-name="_38_21">e</text:span><text:span text:style-name="_32_69">s</text:span><text:span text:style-name="_33_01"> </text:span><text:span text:style-name="_38_57">a</text:span><text:span text:style-name="_31_"> </text:span><text:span text:style-name="_35_73">d</text:span><text:span text:style-name="_37_01">e</text:span><text:span text:style-name="_31_37">s</text:span><text:span text:style-name="_34_97">i</text:span><text:span text:style-name="_36_93">g</text:span><text:span text:style-name="_31_73">n</text:span><text:span text:style-name="_33_01"> </text:span><text:span text:style-name="_37_37">t</text:span><text:span text:style-name="_31_13">o</text:span><text:span text:style-name="_33_01"> </text:span><text:span text:style-name="_37_53">r</text:span><text:span text:style-name="_31_53">e</text:span><text:span text:style-name="_35_69">d</text:span><text:span text:style-name="_36_89">u</text:span><text:span text:style-name="_32_69">c</text:span><text:span text:style-name="_33_93">e</text:span><text:span text:style-name="_36_01"> </text:span><text:span text:style-name="_31_49">t</text:span><text:span text:style-name="_34_65">h</text:span><text:span text:style-name="_38_33">e</text:span><text:span text:style-name="_32_73">m</text:span><text:span text:style-name="_33_01"> </text:span><text:span text:style-name="_38_13">u</text:span><text:span text:style-name="_32_97">n</text:span><text:span text:style-name="_35_09">d</text:span><text:span text:style-name="_38_73">e</text:span><text:span text:style-name="_31_41">r</text:span><text:span text:style-name="_33_01"> </text:span><text:span text:style-name="_38_69">a</text:span><text:span text:style-name="_31_05">b</text:span><text:span text:style-name="_34_17">s</text:span><text:span text:style-name="_37_49">o</text:span><text:span text:style-name="_32_81">l</text:span><text:span text:style-name="_33_93">u</text:span><text:span text:style-name="_38_25">t</text:span><text:span text:style-name="_31_61">e</text:span><text:span text:style-name="_33_01"> </text:span><text:span text:style-name="_38_37">D</text:span><text:span text:style-name="_32_37">e</text:span><text:span text:style-name="_34_97">s</text:span><text:span text:style-name="_38_01">p</text:span><text:span text:style-name="_39_3">o</text:span><text:span text:style-name="_34_13">t</text:span><text:span text:style-name="_38_09">i</text:span><text:span text:style-name="_31_13">s</text:span><text:span text:style-name="_35_69">m</text:span><text:span text:style-name="_38_09">,</text:span><text:span text:style-name="_31_"> </text:span><text:span text:style-name="_34_97">i</text:span><text:span text:style-name="_38_69">t</text:span><text:span text:style-name="_31_"> </text:span><text:span text:style-name="_34_49">i</text:span><text:span text:style-name="_38_01">s</text:span><text:span text:style-name="_31_"> </text:span><text:span text:style-name="_35_21">t</text:span><text:span text:style-name="_38_97">h</text:span><text:span text:style-name="_31_73">e</text:span><text:span text:style-name="_35_85">i</text:span><text:span text:style-name="_38_97">r</text:span><text:span text:style-name="_31_"> </text:span><text:span text:style-name="_34_41">r</text:span><text:span text:style-name="_37_73">i</text:span><text:span text:style-name="_32_61">g</text:span><text:span text:style-name="_33_89">h</text:span><text:span text:style-name="_36_77">t</text:span><text:span text:style-name="_31_73">,</text:span><text:span text:style-name="_33_01"> </text:span><text:span text:style-name="_38_01">i</text:span><text:span text:style-name="_32_57">t</text:span><text:span text:style-name="_33_01"> </text:span><text:span text:style-name="_37_97">i</text:span><text:span text:style-name="_31_53">s</text:span><text:span text:style-name="_33_01"> </text:span><text:span text:style-name="_37_41">t</text:span><text:span text:style-name="_31_53">h</text:span><text:span text:style-name="_35_73">e</text:span><text:span text:style-name="_36_89">i</text:span><text:span text:style-name="_32_57">r</text:span><text:span text:style-name="_33_01"> </text:span><text:span text:style-name="_37_61">d</text:span><text:span text:style-name="_31_01">u</text:span><text:span text:style-name="_35_21">t</text:span><text:span text:style-name="_38_13">y</text:span><text:span text:style-name="_32_73">,</text:span><text:span text:style-name="_33_01"> </text:span><text:span text:style-name="_38_09">t</text:span><text:span text:style-name="_32_09">o</text:span><text:span text:style-name="_33_01"> </text:span><text:span text:style-name="_37_49">t</text:span><text:span text:style-name="_32_97">h</text:span><text:span text:style-name="_33_93">r</text:span><text:span text:style-name="_38_97">o</text:span><text:span text:style-name="_32_85">w</text:span><text:span text:style-name="_33_01"> </text:span><text:span text:style-name="_38_13">o</text:span><text:span text:style-name="_32_85">f</text:span><text:span text:style-name="_35_01">f</text:span><text:span text:style-name="_36_01"> </text:span><text:span text:style-name="_31_17">s</text:span><text:span text:style-name="_35_85">u</text:span><text:span text:style-name="_37_61">c</text:span><text:span text:style-name="_31_05">h</text:span><text:span text:style-name="_33_01"> </text:span><text:span text:style-name="_38_85">G</text:span><text:span text:style-name="_32_25">o</text:span><text:span text:style-name="_34_73">v</text:span><text:span text:style-name="_38_85">e</text:span><text:span text:style-name="_32_37">r</text:span><text:span text:style-name="_34_97">n</text:span><text:span text:style-name="_36_77">m</text:span><text:span text:style-name="_39_3">e</text:span><text:span text:style-name="_35_93">n</text:span><text:span text:style-name="_38_61">t</text:span><text:span text:style-name="_31_13">,</text:span><text:span text:style-name="_33_01"> </text:span><text:span text:style-name="_36_81">a</text:span><text:span text:style-name="_37_7">n</text:span><text:span text:style-name="_35_97">d</text:span><text:span text:style-name="_36_01"> </text:span><text:span text:style-name="_32_01">t</text:span><text:span text:style-name="_35_69">o</text:span><text:span text:style-name="_36_01"> </text:span><text:span text:style-name="_37_7">p</text:span><text:span text:style-name="_34_97">r</text:span><text:span text:style-name="_37_73">o</text:span><text:span text:style-name="_31_49">v</text:span><text:span text:style-name="_35_13">i</text:span><text:span text:style-name="_36_81">d</text:span><text:span text:style-name="_32_97">e</text:span><text:span text:style-name="_33_01"> </text:span><text:span text:style-name="_38_57">n</text:span><text:span text:style-name="_31_77">e</text:span><text:span text:style-name="_35_93">w</text:span><text:span text:style-name="_36_01"> </text:span><text:span text:style-name="_31_05">G</text:span><text:span text:style-name="_34_37">u</text:span><text:span text:style-name="_37_77">a</text:span><text:span text:style-name="_32_21">r</text:span><text:span text:style-name="_34_37">d</text:span><text:span text:style-name="_36_89">s</text:span><text:span text:style-name="_31_"> </text:span><text:span text:style-name="_35_33">f</text:span><text:span text:style-name="_36_89">o</text:span><text:span text:style-name="_31_17">r</text:span><text:span text:style-name="_33_01"> </text:span><text:span text:style-name="_38_01">t</text:span><text:span text:style-name="_31_13">h</text:span><text:span text:style-name="_34_17">e</text:span><text:span text:style-name="_36_81">i</text:span><text:span text:style-name="_32_37">r</text:span><text:span text:style-name="_33_01"> </text:span><text:span text:style-name="_37_01">f</text:span><text:span text:style-name="_32_61">u</text:span><text:span text:style-name="_35_09">t</text:span><text:span text:style-name="_38_33">u</text:span><text:span text:style-name="_32_93">r</text:span><text:span text:style-name="_35_57">e</text:span><text:span text:style-name="_36_01"> </text:span><text:span text:style-name="_32_33">s</text:span><text:span text:style-name="_35_93">e</text:span><text:span text:style-name="_37_53">c</text:span><text:span text:style-name="_38_9">u</text:span><text:span text:style-name="_35_97">r</text:span><text:span text:style-name="_37_49">i</text:span><text:span text:style-name="_32_33">t</text:span><text:span text:style-name="_34_01">y</text:span><text:span text:style-name="_37_01">.</text:span><text:span text:style-name="_38_21">--</text:span><text:span text:style-name="_31_17">S</text:span><text:span text:style-name="_34_13">u</text:span><text:span text:style-name="_37_01">c</text:span><text:span text:style-name="_32_73">h</text:span><text:span text:style-name="_33_01"> </text:span><text:span text:style-name="_37_01">h</text:span><text:span text:style-name="_32_01">a</text:span><text:span text:style-name="_35_93">s</text:span><text:span text:style-name="_36_01"> </text:span><text:span text:style-name="_31_05">b</text:span><text:span text:style-name="_35_61">e</text:span><text:span text:style-name="_36_89">e</text:span><text:span text:style-name="_32_57">n</text:span><text:span text:style-name="_33_01"> </text:span><text:span text:style-name="_37_73">t</text:span><text:span text:style-name="_32_93">h</text:span><text:span text:style-name="_35_01">e</text:span><text:span text:style-name="_36_01"> </text:span><text:span text:style-name="_32_01">p</text:span><text:span text:style-name="_34_49">a</text:span><text:span text:style-name="_37_37">t</text:span><text:span text:style-name="_31_49">i</text:span><text:span text:style-name="_34_41">e</text:span><text:span text:style-name="_36_93">n</text:span><text:span text:style-name="_32_73">t</text:span><text:span text:style-name="_33_01"> </text:span><text:span text:style-name="_37_53">s</text:span><text:span text:style-name="_32_25">u</text:span><text:span text:style-name="_34_41">f</text:span><text:span text:style-name="_38_97">f</text:span><text:span text:style-name="_32_21">e</text:span><text:span text:style-name="_33_93">r</text:span><text:span text:style-name="_37_41">a</text:span><text:span text:style-name="_31_61">n</text:span><text:span text:style-name="_34_05">c</text:span><text:span text:style-name="_37_05">e</text:span><text:span text:style-name="_31_"> </text:span><text:span text:style-name="_34_49">o</text:span><text:span text:style-name="_38_81">f</text:span><text:span text:style-name="_31_"> </text:span><text:span text:style-name="_34_05">t</text:span><text:span text:style-name="_37_77">h</text:span><text:span text:style-name="_32_81">e</text:span><text:span text:style-name="_33_77">s</text:span><text:span text:style-name="_37_65">e</text:span><text:span text:style-name="_31_"> </text:span><text:span text:style-name="_33_89">C</text:span><text:span text:style-name="_38_69">o</text:span><text:span text:style-name="_31_01">l</text:span><text:span text:style-name="_35_21">o</text:span><text:span text:style-name="_38_93">n</text:span><text:span text:style-name="_31_73">i</text:span><text:span text:style-name="_34_41">e</text:span><text:span text:style-name="_37_13">s</text:span><text:span text:style-name="_32_57">;</text:span><text:span text:style-name="_33_01"> </text:span><text:span text:style-name="_37_65">a</text:span><text:span text:style-name="_32_69">n</text:span><text:span text:style-name="_34_73">d</text:span><text:span text:style-name="_36_01"> </text:span><text:span text:style-name="_31_49">s</text:span><text:span text:style-name="_35_85">u</text:span><text:span text:style-name="_37_49">c</text:span><text:span text:style-name="_31_01">h</text:span><text:span text:style-name="_33_01"> </text:span><text:span text:style-name="_37_73">i</text:span><text:span text:style-name="_31_17">s</text:span><text:span text:style-name="_33_01"> </text:span><text:span text:style-name="_38_93">n</text:span><text:span text:style-name="_32_09">o</text:span><text:span text:style-name="_34_37">w</text:span><text:span text:style-name="_36_01"> </text:span><text:span text:style-name="_32_85">t</text:span><text:span text:style-name="_35_01">h</text:span><text:span text:style-name="_38_57">e</text:span><text:span text:style-name="_31_"> </text:span><text:span text:style-name="_35_21">n</text:span><text:span text:style-name="_37_65">e</text:span><text:span text:style-name="_32_93">c</text:span><text:span text:style-name="_35_09">e</text:span><text:span text:style-name="_38_61">s</text:span><text:span text:style-name="_31_77">s</text:span><text:span text:style-name="_35_93">i</text:span><text:span text:style-name="_38_97">t</text:span><text:span text:style-name="_31_65">y</text:span><text:span text:style-name="_33_01"> </text:span><text:span text:style-name="_37_01">w</text:span><text:span text:style-name="_32_57">h</text:span><text:span text:style-name="_34_61">i</text:span><text:span text:style-name="_38_81">c</text:span><text:span text:style-name="_31_05">h</text:span><text:span text:style-name="_33_01"> </text:span><text:span text:style-name="_38_25">c</text:span><text:span text:style-name="_38_1">o</text:span><text:span text:style-name="_34_17">n</text:span><text:span text:style-name="_37_73">s</text:span><text:span text:style-name="_31_53">t</text:span><text:span text:style-name="_35_09">r</text:span><text:span text:style-name="_37_97">a</text:span><text:span text:style-name="_32_01">i</text:span><text:span text:style-name="_34_53">n</text:span><text:span text:style-name="_37_61">s</text:span><text:span text:style-name="_31_"> </text:span><text:span text:style-name="_35_93">t</text:span><text:span text:style-name="_38_85">h</text:span><text:span text:style-name="_32_93">e</text:span><text:span text:style-name="_33_81">m</text:span><text:span text:style-name="_36_01"> </text:span><text:span text:style-name="_31_49">t</text:span><text:span text:style-name="_35_37">o</text:span><text:span text:style-name="_36_01"> </text:span><text:span text:style-name="_32_37">a</text:span><text:span text:style-name="_34_13">l</text:span><text:span text:style-name="_38_01">t</text:span><text:span text:style-name="_31_73">e</text:span><text:span text:style-name="_35_85">r</text:span><text:span text:style-name="_36_01"> </text:span><text:span text:style-name="_31_49">t</text:span><text:span text:style-name="_33_77">h</text:span><text:span text:style-name="_38_69">e</text:span><text:span text:style-name="_31_37">i</text:span><text:span text:style-name="_34_53">r</text:span><text:span text:style-name="_36_01"> </text:span><text:span text:style-name="_31_73">f</text:span><text:span text:style-name="_35_81">o</text:span><text:span text:style-name="_38_97">r</text:span><text:span text:style-name="_31_61">m</text:span><text:span text:style-name="_35_97">e</text:span><text:span text:style-name="_37_17">r</text:span><text:span text:style-name="_31_"> </text:span><text:span text:style-name="_35_37">S</text:span><text:span text:style-name="_37_97">y</text:span><text:span text:style-name="_31_37">s</text:span><text:span text:style-name="_35_01">t</text:span><text:span text:style-name="_38_81">e</text:span><text:span text:style-name="_32_13">m</text:span><text:span text:style-name="_34_01">s</text:span><text:span text:style-name="_36_01"> </text:span><text:span text:style-name="_38_1">o</text:span><text:span text:style-name="_33_89">f</text:span><text:span text:style-name="_36_01"> </text:span><text:span text:style-name="_32_57">G</text:span><text:span text:style-name="_35_73">o</text:span><text:span text:style-name="_37_01">v</text:span><text:span text:style-name="_31_77">e</text:span><text:span text:style-name="_33_89">r</text:span><text:span text:style-name="_37_77">n</text:span><text:span text:style-name="_32_21">m</text:span><text:span text:style-name="_35_93">e</text:span><text:span text:style-name="_36_89">n</text:span><text:span text:style-name="_32_09">t</text:span><text:span text:style-name="_35_61">.</text:span><text:span text:style-name="_36_01"> </text:span><text:span text:style-name="_31_01">T</text:span><text:span text:style-name="_35_69">h</text:span><text:span text:style-name="_36_81">e</text:span><text:span text:style-name="_31_"> </text:span><text:span text:style-name="_35_81">h</text:span><text:span text:style-name="_38_85">i</text:span><text:span text:style-name="_32_33">s</text:span><text:span text:style-name="_35_21">t</text:span><text:span text:style-name="_37_65">o</text:span><text:span text:style-name="_31_17">r</text:span><text:span text:style-name="_35_93">y</text:span><text:span text:style-name="_36_01"> </text:span><text:span text:style-name="_32_13">o</text:span><text:span text:style-name="_34_01">f</text:span><text:span text:style-name="_36_01"> </text:span><text:span text:style-name="_32_25">t</text:span><text:span text:style-name="_34_65">h</text:span><text:span text:style-name="_37_17">e</text:span><text:span text:style-name="_31_"> </text:span><text:span text:style-name="_34_73">p</text:span><text:span text:style-name="_36_81">r</text:span><text:span text:style-name="_31_77">e</text:span><text:span text:style-name="_34_01">s</text:span><text:span text:style-name="_37_97">e</text:span><text:span text:style-name="_31_05">n</text:span><text:span text:style-name="_35_97">t</text:span><text:span text:style-name="_36_01"> </text:span><text:span text:style-name="_31_17">K</text:span><text:span text:style-name="_35_13">i</text:span><text:span text:style-name="_38_37">n</text:span><text:span text:style-name="_32_85">g</text:span><text:span text:style-name="_33_01"> </text:span><text:span text:style-name="_36_89">o</text:span><text:span text:style-name="_38_1">f</text:span><text:span text:style-name="_33_01"> </text:span><text:span text:style-name="_37_01">G</text:span><text:span text:style-name="_38_1">r</text:span><text:span text:style-name="_34_05">e</text:span><text:span text:style-name="_37_49">a</text:span><text:span text:style-name="_32_97">t</text:span><text:span text:style-name="_33_01"> </text:span><text:span text:style-name="_38_97">B</text:span><text:span text:style-name="_32_21">r</text:span><text:span text:style-name="_34_01">i</text:span><text:span text:style-name="_38_09">t</text:span><text:span text:style-name="_32_13">a</text:span><text:span text:style-name="_34_77">i</text:span><text:span text:style-name="_37_13">n</text:span><text:span text:style-name="_31_"> </text:span><text:span text:style-name="_35_33">i</text:span><text:span text:style-name="_37_41">s</text:span><text:span text:style-name="_31_"> </text:span><text:span text:style-name="_35_13">a</text:span><text:span text:style-name="_36_01"> </text:span><text:span text:style-name="_32_57">h</text:span><text:span text:style-name="_34_05">i</text:span><text:span text:style-name="_37_17">s</text:span><text:span text:style-name="_32_21">t</text:span><text:span text:style-name="_33_93">o</text:span><text:span text:style-name="_37_97">r</text:span><text:span text:style-name="_32_37">y</text:span><text:span text:style-name="_33_01"> </text:span><text:span text:style-name="_37_73">o</text:span><text:span text:style-name="_31_37">f</text:span><text:span text:style-name="_33_01"> </text:span><text:span text:style-name="_36_89">r</text:span><text:span text:style-name="_31_65">e</text:span><text:span text:style-name="_34_05">p</text:span><text:span text:style-name="_38_69">e</text:span><text:span text:style-name="_32_37">a</text:span><text:span text:style-name="_35_97">t</text:span><text:span text:style-name="_38_21">e</text:span><text:span text:style-name="_32_21">d</text:span><text:span text:style-name="_33_01"> </text:span><text:span text:style-name="_38_01">i</text:span><text:span text:style-name="_32_09">n</text:span><text:span text:style-name="_35_97">j</text:span><text:span text:style-name="_37_97">u</text:span><text:span text:style-name="_32_97">r</text:span><text:span text:style-name="_34_61">i</text:span><text:span text:style-name="_38_13">e</text:span><text:span text:style-name="_31_73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8:43:21.58</meta:creation-date>
    <dc:title>Haathi</dc:title>
    <meta:editing-duration>PT9M48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4T08:53:09.16</dc:date>
    <meta:template xlink:type="simple" xlink:actuate="onRequest" xlink:title="Haathi" xlink:href="file:///C:/Users/kwa/AppData/Roaming/OpenOffice/4/user/template/Haathi.ott" meta:date="2016-02-24T08:43:21.23"/>
  </office:meta>
</office:document-meta>
</file>